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Proyecto EcoBici</text:p>
      <text:p text:style-name="P1"/>
      <text:p text:style-name="P2"><text:s/>Descripcion :</text:p>
      <text:p text:style-name="P2"/>
      <text:p text:style-name="P2"><text:s/>Debido al indice de robos de bicicletas el area de Bicicletas de la Ciudad nos propuso analizar</text:p>
      <text:p text:style-name="P2">un sistema de traqueo de bicicletas para poder ubicarlas en caso de robo y tambien hacer</text:p>
      <text:p text:style-name="P2">analisis de recorridos para optimizar las bicisendas .</text:p>
      <text:p text:style-name="P2"/>
      <text:p text:style-name="P2">Objetivos :</text:p>
      <text:p text:style-name="P2"/>
      <text:p text:style-name="P2">Implementar un sistema de tracking de bicicletas con el menor costo posible y bajo consumo .</text:p>
      <text:p text:style-name="P2"/>
      <text:p text:style-name="P2">Costos :</text:p>
      <text:p text:style-name="P2">Modulo gps/gprs <text:s/>: <text:tab/><text:tab/><text:tab/>600 / 750<text:tab/>pesos</text:p>
      <text:p text:style-name="P2">Modulo GPS<text:tab/><text:tab/><text:tab/><text:tab/>200<text:tab/><text:tab/>pesos</text:p>
      <text:p text:style-name="P2">Lora 5km : <text:tab/><text:tab/><text:tab/><text:tab/>240<text:tab/><text:tab/>pesos</text:p>
      <text:p text:style-name="P2">Lora 15km : <text:tab/><text:tab/><text:tab/><text:tab/></text:p>
      <text:p text:style-name="P2">Bateria Lipo 3.7 v 3000 mha : <text:tab/>120<text:tab/><text:tab/>pesos</text:p>
      <text:p text:style-name="P2">Dynamo HUB:<text:tab/><text:tab/><text:tab/>600<text:tab/><text:tab/>pesos</text:p>
      <text:p text:style-name="P2">Sensor de gas<text:tab/><text:tab/><text:tab/><text:tab/>200<text:tab/><text:tab/>pesos</text:p>
      <text:p text:style-name="P2"/>
      <text:p text:style-name="P2">Consumo :</text:p>
      <text:p text:style-name="P2">Modulo GPS <text:s/>: <text:tab/><text:tab/><text:tab/>50<text:tab/><text:tab/>mha</text:p>
      <text:p text:style-name="P2">Lora 5km : <text:tab/><text:tab/><text:tab/><text:tab/>30 <text:tab/><text:tab/>mha</text:p>
      <text:p text:style-name="P2">Modulo GPRS : <text:tab/><text:tab/><text:tab/>200 / 370<text:tab/>mha</text:p>
      <text:p text:style-name="P2">Dynamo HUB:<text:tab/><text:tab/><text:tab/>+500 <text:tab/><text:tab/>mha</text:p>
      <text:p text:style-name="P2">Sensor de gas <text:tab/><text:tab/><text:tab/><text:tab/>200<text:tab/><text:tab/>mha</text:p>
      <text:p text:style-name="P2"/>
      <text:p text:style-name="P4">Opcion 1:</text:p>
      <text:p text:style-name="P4"/>
      <text:p text:style-name="P2">modulo gps y modulo “lora para” transmision de datos , cargador por dinamo , baterias .</text:p>
      <text:p text:style-name="P2"/>
      <text:p text:style-name="P2">Costos: 200 (gps) + 240 (Lora 5km) + 150 (Bateria Lipo) + 800 (Dynamo HUB) = 1390 pesos .</text:p>
      <text:p text:style-name="P2">Consume: 50(gps) + 30(Lora 5km) = 80 mha</text:p>
      <text:p text:style-name="P2">Autonomia: (3000 / 80 mha )*500 = inf .</text:p>
      <text:p text:style-name="P2">Ventajas: inifnito tiempo de uso , 0 mantenimiento , se puede hacer tracking en tiempo real .</text:p>
      <text:p text:style-name="P2">Desventajas: si <text:s/>roban la rueda con el hub obtienen mas ganancia , costo de instalacion del hub en la rueda .</text:p>
      <text:p text:style-name="P2"/>
      <text:p text:style-name="P4">Opcion 2:</text:p>
      <text:p text:style-name="P4"/>
      <text:p text:style-name="P2">modulo gps y modulo “lora para” transmision de datos , cargador por ficha , baterias .</text:p>
      <text:p text:style-name="P2">Costos: 200 (gps) <text:s/>+ 240(Lora 5km) + 150 (Bateria Lipo) * 10 = 1940 pesos .</text:p>
      <text:p text:style-name="P2">Consumo: 50(gps) <text:s/>+ 30(Lora 5km) = 80 mha</text:p>
      <text:p text:style-name="P2">Autonomia: 30000 / <text:s/>(50 + 30) <text:s/>= <text:s/>375 horas</text:p>
      <text:p text:style-name="P2">Desventajas: se necesitan recargar cada 1.5 años , con envio de datos por minuto .</text:p>
      <text:p text:style-name="P2"><text:soft-page-break/></text:p>
      <text:p text:style-name="P4">Opcion 3:</text:p>
      <text:p text:style-name="P4"/>
      <text:p text:style-name="P2">modulo gps y modulo gprs transmision de datos , cargador por ficha , baterias .</text:p>
      <text:p text:style-name="P2">Costos: 600 (gps/gprs) <text:s/>+ 200 (Bateria Lipo) <text:s/>10 = 2600 pesos <text:s/>.</text:p>
      <text:p text:style-name="P2">Consumo: 50 (gps) + 300 (gprs) = 350 mha</text:p>
      <text:p text:style-name="P2">Duracion: 30000 / 350 mha = 75 horas </text:p>
      <text:p text:style-name="P2">Desventajas: se necesitan recargar cada 3 meses , con envio de datos por minuto .</text:p>
      <text:p text:style-name="P2"/>
      <text:p text:style-name="P4">Opcion 4:</text:p>
      <text:p text:style-name="P4"/>
      <text:p text:style-name="P2">modulo gps y modulo gprs transmision de datos , cargador por dinamo , baterias .</text:p>
      <text:p text:style-name="P2">Costos: 40(gps/gprs) <text:s/>+ 8 (Bateria Lipo) + 40 (Dynamo HUB)= 88 dollares .</text:p>
      <text:p text:style-name="P2">Consumo: 50 (gps) + 300 (gprs) = 350 mha</text:p>
      <text:p text:style-name="P2">Autonomia: (30000 / 350 ) * 500 = inf.</text:p>
      <text:p text:style-name="P2">Ventajas: infinito tiempo de uso tracking en tiempo real .</text:p>
      <text:p text:style-name="P2">Desventajas: si <text:s/>roban la rueda con el hub obtienen mas ganancia , costo de instalacion del hub en la rueda .</text:p>
      <text:p text:style-name="P2"/>
      <text:p text:style-name="P4">Opciones adicionales :</text:p>
      <text:p text:style-name="P2"/>
      <text:p text:style-name="P2">medidor de gases <text:tab/>mq13X , voltaje 5 volts consumo 200 mha + pullup 93 % eff</text:p>
      <text:p text:style-name="P2">Consumo: 50 (gps) + 300 (gprs) + 200 (mq13X) = 550 mha</text:p>
      <text:p text:style-name="P2">Autonomia: (30000 / 550 ) = 54 horas , 2 meses .</text:p>
      <text:p text:style-name="P2"/>
      <text:p text:style-name="P2">Partes :</text:p>
      <text:p text:style-name="P2">Modulo GPS : <text:tab/><text:a xlink:type="simple" xlink:href="http://articulo.mercadolibre.com.ar/MLA-610077511-modulo-gps-quectel-l10-arduino-pic-avr-_JM" office:name="MLA-610077511-modulo-gps-quectel-l10" text:style-name="Internet_20_link" text:visited-style-name="Visited_20_Internet_20_Link">MLA-610077511-modulo-gps-quectel-l10</text:a> </text:p>
      <text:p text:style-name="P2">Modulo GPRS: <text:tab/><text:a xlink:type="simple" xlink:href="http://articulo.mercadolibre.com.ar/MLA-614010501-modem-m590e-gprs-gsm-comandos-at-_JM" office:name="MLA-614010501-modem-m590e-gprs-gsm" text:style-name="Internet_20_link" text:visited-style-name="Visited_20_Internet_20_Link">MLA-614010501-modem-m590e-gprs-gsm</text:a> </text:p>
      <text:p text:style-name="P2">Dynamo : <text:tab/><text:tab/><text:a xlink:type="simple" xlink:href="http://articulo.mercadolibre.com.ar/MLA-613097535-dinamo-de-maza-shimano-potencia-6v-24w-_JM" office:name="MLA-613097535-dinamo-de-maza-shimano-potencia-6v-24w" text:style-name="Internet_20_link" text:visited-style-name="Visited_20_Internet_20_Link">MLA-613097535-dinamo-de-maza-shimano-potencia-6v-24w</text:a></text:p>
      <text:p text:style-name="P2">Pullup: <text:tab/><text:tab/><text:a xlink:type="simple" xlink:href="http://articulo.mercadolibre.com.ar/MLA-611966530-convertidor-dc-dc-boost-elevador-tension-step-up-mt3608-_JM" text:style-name="Internet_20_link" text:visited-style-name="Visited_20_Internet_20_Link">MLA-611966530-convertidor-dc-dc-boost-elevador-tension-step-up-mt3608</text:a> 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14:38:34.58</meta:creation-date>
    <dc:date>2016-04-26T15:17:38.77</dc:date>
    <meta:editing-duration>PT8H40M12S</meta:editing-duration>
    <meta:editing-cycles>99</meta:editing-cycles>
    <meta:generator>OpenOffice/4.1.2$Win32 OpenOffice.org_project/412m3$Build-9782</meta:generator>
    <meta:document-statistic meta:table-count="0" meta:image-count="0" meta:object-count="0" meta:page-count="2" meta:paragraph-count="56" meta:word-count="485" meta:character-count="2678"/>
  </office:meta>
</office:document-meta>
</file>